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text-properties fo:color="#ffffff" loext:opacity="100%" style:font-name="Noto Sans Mono" fo:font-size="8pt" officeooo:paragraph-rsid="0013202e" fo:background-color="transparen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color="#ffffff" loext:opacity="100%" style:font-name="Noto Sans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ffff" loext:opacity="100%" style:font-name="Noto Sans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ffffff" loext:opacity="100%" style:font-name="Noto Sans Mono" fo:font-size="8pt" fo:font-weight="normal" officeooo:rsid="00d4d95f" officeooo:paragraph-rsid="00d4d95f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ffffff" loext:opacity="100%" style:font-name="Noto Sans Mono" fo:font-size="8pt" fo:font-weight="normal" officeooo:rsid="00d4d95f" officeooo:paragraph-rsid="00d4d95f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Noto Sans Mono" fo:font-size="8pt" fo:font-style="normal" fo:font-weight="normal" officeooo:rsid="00d4d95f" officeooo:paragraph-rsid="00d4d95f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ffffff" loext:opacity="100%" style:font-name="Noto Sans Mono" fo:font-size="8pt" fo:font-style="normal" fo:font-weight="bold" officeooo:rsid="00d4d95f" officeooo:paragraph-rsid="00d4d95f" fo:background-color="transparent" style:font-size-asian="8pt" style:font-style-asian="normal" style:font-weight-asian="bold" style:font-size-complex="8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38eb1" officeooo:paragraph-rsid="0013202e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0" style:family="paragraph" style:parent-style-name="Standard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38eb1" officeooo:paragraph-rsid="0013202e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62f37" officeooo:paragraph-rsid="00d62f37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9b0af" officeooo:paragraph-rsid="00d9b0af" style:text-blinking="false" fo:background-color="transparent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P13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italic" style:text-underline-style="none" fo:font-weight="normal" officeooo:rsid="00d9b0af" officeooo:paragraph-rsid="00d9b0af" style:text-blinking="false" fo:background-color="transparent" style:font-size-asian="8pt" style:font-style-asian="italic" style:font-weight-asian="normal" style:font-size-complex="8pt" style:font-style-complex="italic" style:font-weight-complex="normal" loext:padding="0in" loext:border="none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C059" fo:font-size="13pt" fo:letter-spacing="normal" fo:font-style="normal" style:text-underline-style="none" fo:font-weight="normal" officeooo:rsid="00d62f37" officeooo:paragraph-rsid="00d62f37" style:text-blinking="false" fo:background-color="transparent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C059" fo:font-size="11pt" fo:letter-spacing="normal" fo:font-style="normal" style:text-underline-style="none" fo:font-weight="bold" officeooo:rsid="00d62f37" officeooo:paragraph-rsid="00d62f37" style:text-blinking="false" fo:background-color="transparent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P16" style:family="paragraph" style:parent-style-name="Standard">
      <style:paragraph-properties fo:text-align="start" style:justify-single-word="false"/>
      <style:text-properties fo:color="#ffffff" loext:opacity="100%" style:font-name="Noto Sans Mono" fo:font-size="8pt" fo:font-style="normal" fo:font-weight="normal" officeooo:rsid="00d4d95f" officeooo:paragraph-rsid="00d4d95f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ffffff" loext:opacity="100%" style:font-name="Noto Sans Mono" fo:font-size="8pt" fo:font-style="italic" fo:font-weight="normal" officeooo:rsid="00d4d95f" officeooo:paragraph-rsid="00d4d95f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8" style:family="paragraph" style:parent-style-name="Standard">
      <style:paragraph-properties fo:text-align="end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italic" style:text-underline-style="none" fo:font-weight="normal" officeooo:rsid="00d9b0af" officeooo:paragraph-rsid="00d9b0af" style:text-blinking="false" fo:background-color="transparent" style:font-size-asian="8pt" style:font-style-asian="italic" style:font-weight-asian="normal" style:font-size-complex="8pt" style:font-style-complex="italic" style:font-weight-complex="normal" loext:padding="0in" loext:border="none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italic" style:text-underline-style="none" fo:font-weight="bold" officeooo:rsid="00d9b0af" officeooo:paragraph-rsid="00d9b0af" style:text-blinking="false" fo:background-color="transparent" style:font-size-asian="8pt" style:font-style-asian="italic" style:font-weight-asian="bold" style:font-size-complex="8pt" style:font-style-complex="italic" style:font-weight-complex="bold" loext:padding="0in" loext:border="none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db6f1a" officeooo:paragraph-rsid="00db6f1a" style:text-blinking="false" fo:background-color="transparent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C059" fo:font-size="13pt" fo:letter-spacing="normal" fo:font-style="normal" style:text-underline-style="none" fo:font-weight="normal" officeooo:rsid="00d62f37" officeooo:paragraph-rsid="00d62f37" style:text-blinking="false" fo:background-color="transparent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P22" style:family="paragraph" style:parent-style-name="Standard">
      <style:paragraph-properties fo:text-align="center" style:justify-single-word="false"/>
      <style:text-properties officeooo:paragraph-rsid="00db6f1a"/>
    </style:style>
    <style:style style:name="P23" style:family="paragraph" style:parent-style-name="Standard">
      <style:paragraph-properties fo:text-align="center" style:justify-single-word="false"/>
      <style:text-properties officeooo:rsid="00db6f1a" officeooo:paragraph-rsid="00db6f1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d82e76" style:font-style-asian="italic" style:font-style-complex="italic"/>
    </style:style>
    <style:style style:name="T3" style:family="text">
      <style:text-properties officeooo:rsid="00d4d95f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d62f37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officeooo:rsid="00d62f37"/>
    </style:style>
    <style:style style:name="T8" style:family="text">
      <style:text-properties officeooo:rsid="00d82e76"/>
    </style:style>
    <style:style style:name="T9" style:family="text">
      <style:text-properties fo:font-weight="normal" officeooo:rsid="00d9b0af" style:font-weight-asian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db6f1a" style:text-blinking="false" fo:background-color="transparent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11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bold" officeooo:rsid="00d9b0af" style:text-blinking="false" fo:background-color="transparent" loext:char-shading-value="0" style:font-size-asian="8pt" style:font-style-asian="normal" style:font-weight-asian="bold" style:font-size-complex="8pt" style:font-style-complex="normal" style:font-weight-complex="bold" loext:padding="0in" loext:border="none"/>
    </style:style>
    <style:style style:name="T12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officeooo:rsid="00d9b0af" style:text-blinking="false" fo:background-color="transparent" loext:char-shading-value="0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T13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fo:font-weight="normal" style:text-blinking="false" fo:background-color="transparent" loext:char-shading-value="0" style:font-size-asian="8pt" style:font-style-asian="normal" style:font-weight-asian="normal" style:font-size-complex="8pt" style:font-style-complex="normal" style:font-weight-complex="normal" loext:padding="0in" loext:border="none"/>
    </style:style>
    <style:style style:name="T14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officeooo:rsid="00db6f1a" style:text-blinking="false" fo:background-color="transparent" loext:char-shading-value="0" style:font-size-asian="8pt" style:font-style-asian="normal" style:font-size-complex="8pt" style:font-style-complex="normal" loext:padding="0in" loext:border="none"/>
    </style:style>
    <style:style style:name="T15" style:family="text">
      <style:text-properties fo:font-variant="normal" fo:text-transform="none" fo:color="#ffffff" loext:opacity="100%" style:text-line-through-style="none" style:text-line-through-type="none" style:font-name="Noto Sans Mono" fo:font-size="8pt" fo:letter-spacing="normal" fo:font-style="normal" style:text-underline-style="none" officeooo:rsid="00d9b0af" style:text-blinking="false" fo:background-color="transparent" loext:char-shading-value="0" style:font-size-asian="8pt" style:font-style-asian="normal" style:font-size-complex="8pt" style:font-style-complex="normal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——<text:span text:style-name="T3">The Journals of Ross Montsinger, 2024—— </text:span></text:p>
      <text:p text:style-name="P3"/>
      <text:p text:style-name="P6">Five days into quitting drinking, Ross starts to go a little crazy and remembers he hasn’t done any journaling <text:span text:style-name="T8">since </text:span><text:span text:style-name="T2">The GitHub Journals</text:span> four months <text:span text:style-name="T8">earlier </text:span>and hasn’t maintained a<text:span text:style-name="T8">ny writings by hand</text:span> in <text:span text:style-name="T8">almost</text:span> <text:span text:style-name="T8">two years!</text:span></text:p>
      <text:p text:style-name="P6"/>
      <text:p text:style-name="P6">Join Ross <text:span text:style-name="T7">on a four-month journey </text:span>as he <text:span text:style-name="T7">pines</text:span> <text:span text:style-name="T7">for</text:span> love, plays lots of music (Including with <text:span text:style-name="T1">Scott McMicken and the Ever-Expanding, Hannah Kaminer, Tina and her Pony, The Moon and You, Dulci, Secret-B Sides, The Ether Jam and Fwuit,</text:span><text:span text:style-name="T4">) gets heartbroken and depressed, </text:span><text:span text:style-name="T5">has vivid dreams, goes to concerts, </text:span><text:span text:style-name="T4">walks hundreds of miles, </text:span><text:span text:style-name="T5">finds peace while pet</text:span><text:span text:style-name="T4"> sitting and experiments for the first time with how to create a fully-typed self-</text:span><text:span text:style-name="T5">printed</text:span><text:span text:style-name="T4"> journal.</text:span></text:p>
      <text:p text:style-name="P16"/>
      <text:p text:style-name="P5"><text:span text:style-name="T6">“It’s my best journal yet!”</text:span><text:span text:style-name="T4"> </text:span></text:p>
      <text:p text:style-name="P5"><text:span text:style-name="T4">——James Ross Montsinger, author of </text:span><text:span text:style-name="T1">A Great Visit</text:span></text:p>
      <text:p text:style-name="P17"/>
      <text:p text:style-name="P8">“It actually looks pretty nice”</text:p>
      <text:p text:style-name="P7">——Erica Qi</text:p>
      <text:p text:style-name="P2"/>
      <text:p text:style-name="P10"/>
      <text:p text:style-name="P10"/>
      <text:p text:style-name="P10"/>
      <text:p text:style-name="P9">. . .</text:p>
      <text:p text:style-name="P10"/>
      <text:p text:style-name="P10"/>
      <text:p text:style-name="P10"/>
      <text:p text:style-name="P10"/>
      <text:p text:style-name="P10"/>
      <text:p text:style-name="P11">Printed by Montsinger — montsinger.net</text:p>
      <text:p text:style-name="P11"/>
      <text:p text:style-name="P12"><text:soft-page-break/>facebook.com/rossmontsinger</text:p>
      <text:p text:style-name="P12">instagram.com/rossmontsinger</text:p>
      <text:p text:style-name="P12">rmontsinger@gmail.com</text:p>
      <text:p text:style-name="P12">https://ross.montsinger.net</text:p>
      <text:p text:style-name="P12">(919) 308-8518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“I had a haiku</text:p>
      <text:p text:style-name="P13">But it wasn’t very good</text:p>
      <text:p text:style-name="P13">So I won’t share it”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9">. . .</text:p>
      <text:p text:style-name="P13"/>
      <text:p text:style-name="P13"/>
      <text:p text:style-name="P22"><text:span text:style-name="T10">If you wish to publish these journals after my death, you may find the files at: </text:span><text:a xlink:type="simple" xlink:href="https://github.com/Rossman360/journal" text:style-name="Internet_20_link" text:visited-style-name="Visited_20_Internet_20_Link"><text:span text:style-name="T11">https://github.com/Rossman360/journal</text:span></text:a></text:p>
      <text:p text:style-name="P22"><text:span text:style-name="T12"/></text:p>
      <text:p text:style-name="P23"><text:span text:style-name="T12">C</text:span><text:span text:style-name="T13">opyright 2024 James Ross Montsinger</text:span></text:p>
      <text:p text:style-name="P20"><text:soft-page-break/><text:span text:style-name="T9"/></text:p>
      <text:p text:style-name="P20"><text:span text:style-name="T9"/></text:p>
      <text:p text:style-name="P12"/>
      <text:p text:style-name="P12"/>
      <text:p text:style-name="P12"/>
      <text:p text:style-name="P14"/>
      <text:p text:style-name="P14"/>
      <text:p text:style-name="P14">The Journals of James Ross Montsinger</text:p>
      <text:p text:style-name="P14">——2024——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><text:span text:style-name="T3">The Journals of Ross Montsinge</text:span>r——<text:span text:style-name="T3">2024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7-10T09:51:10.610002067</dc:date>
    <meta:editing-duration>P4DT32M39S</meta:editing-duration>
    <meta:editing-cycles>155</meta:editing-cycles>
    <meta:generator>LibreOffice/7.3.7.2$Linux_X86_64 LibreOffice_project/30$Build-2</meta:generator>
    <meta:print-date>2024-07-07T14:14:34.731787493</meta:print-date>
    <meta:document-statistic meta:table-count="0" meta:image-count="0" meta:object-count="0" meta:page-count="4" meta:paragraph-count="23" meta:word-count="201" meta:character-count="1283" meta:non-whitespace-character-count="1102"/>
  </office:meta>
</office:document-meta>
</file>